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39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2.698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78cm"/>
    </style:style>
    <style:style style:name="gr15" style:family="graphic" style:parent-style-name="standard">
      <style:graphic-properties draw:fill-color="#ffff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entana común" draw:style-name="dp1" draw:master-page-name="Predeterminado">
        <draw:rect draw:style-name="gr1" draw:text-style-name="P1" draw:layer="layout" svg:width="5cm" svg:height="0.9cm" svg:x="4.1cm" svg:y="4.194cm">
          <text:p/>
        </draw:rect>
        <draw:rect draw:style-name="gr1" draw:text-style-name="P1" draw:layer="layout" svg:width="5cm" svg:height="0.9cm" svg:x="14.2cm" svg:y="4.131cm">
          <text:p/>
        </draw:rect>
        <draw:frame draw:style-name="gr2" draw:layer="layout" svg:width="1.713cm" svg:height="0.963cm" svg:x="2.089cm" svg:y="4.163cm">
          <draw:text-box>
            <text:p>Tipo</text:p>
          </draw:text-box>
        </draw:frame>
        <draw:frame draw:style-name="gr3" draw:layer="layout" svg:width="2.504cm" svg:height="0.963cm" svg:x="11.397cm" svg:y="4.1cm">
          <draw:text-box>
            <text:p>Código</text:p>
          </draw:text-box>
        </draw:frame>
        <draw:frame draw:style-name="gr4" draw:layer="layout" svg:width="2.754cm" svg:height="0.963cm" svg:x="2cm" svg:y="6.163cm">
          <draw:text-box>
            <text:p>Nombre</text:p>
          </draw:text-box>
        </draw:frame>
        <draw:rect draw:style-name="gr1" draw:text-style-name="P1" draw:layer="layout" svg:width="14.3cm" svg:height="0.8cm" svg:x="5.1cm" svg:y="6.363cm">
          <text:p/>
        </draw:rect>
        <draw:rect draw:style-name="gr1" draw:text-style-name="P1" draw:layer="layout" svg:width="17.4cm" svg:height="5.9cm" svg:x="2.1cm" svg:y="9.4cm">
          <text:p/>
        </draw:rect>
        <draw:frame draw:style-name="gr5" draw:layer="layout" svg:width="3.808cm" svg:height="0.963cm" svg:x="2.2cm" svg:y="8.063cm">
          <draw:text-box>
            <text:p>Descripción</text:p>
          </draw:text-box>
        </draw:frame>
        <draw:frame draw:style-name="gr6" draw:layer="layout" svg:width="3.897cm" svg:height="1.826cm" svg:x="8.349cm" svg:y="1.8cm">
          <draw:text-box>
            <text:p><text:span text:style-name="T1">Titulo</text:span></text:p>
          </draw:text-box>
        </draw:frame>
        <draw:custom-shape draw:style-name="gr7" draw:text-style-name="P1" draw:layer="layout" svg:width="5cm" svg:height="2.7cm" svg:x="13.6cm" svg:y="25cm">
          <text:p text:style-name="P1">Ac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cm" svg:height="2.7cm" svg:x="2.35cm" svg:y="25.075cm">
          <text:p text:style-name="P1">Cancel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8cm" svg:height="6.5cm" svg:x="1.6cm" svg:y="16.5cm">
          <text:p text:style-name="P1">Controles propios de la vent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redeterminado">
        <draw:frame draw:style-name="gr8" draw:layer="layout" svg:width="13.198cm" svg:height="1.826cm" svg:x="3.502cm" svg:y="2cm">
          <draw:text-box>
            <text:p text:style-name="P1"><text:span text:style-name="T1">Listado de elemento</text:span></text:p>
          </draw:text-box>
        </draw:frame>
        <draw:rect draw:style-name="gr9" draw:text-style-name="P1" draw:layer="layout" svg:width="17.7cm" svg:height="11cm" svg:x="1.7cm" svg:y="5cm">
          <text:p text:style-name="P1">Listado de</text:p>
          <text:p text:style-name="P1">elementos</text:p>
        </draw:rect>
        <draw:custom-shape draw:style-name="gr7" draw:text-style-name="P1" draw:layer="layout" svg:width="7.1cm" svg:height="3.2cm" svg:x="12cm" svg:y="17.2cm">
          <text:p text:style-name="P1">Cerr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redeterminado">
        <draw:rect draw:style-name="gr9" draw:text-style-name="P1" draw:layer="layout" svg:width="2.7cm" svg:height="1.5cm" svg:x="1cm" svg:y="4.5cm">
          <text:p text:style-name="P1">Archivo</text:p>
        </draw:rect>
        <draw:rect draw:style-name="gr9" draw:text-style-name="P1" draw:layer="layout" svg:width="3.42cm" svg:height="1.5cm" svg:x="6.398cm" svg:y="4.5cm">
          <text:p text:style-name="P1">Amenazas</text:p>
        </draw:rect>
        <draw:rect draw:style-name="gr9" draw:text-style-name="P1" draw:layer="layout" svg:width="2.9cm" svg:height="1.5cm" svg:x="17cm" svg:y="4.5cm">
          <text:p text:style-name="P1">Usuario</text:p>
        </draw:rect>
        <draw:rect draw:style-name="gr9" draw:text-style-name="P1" draw:layer="layout" svg:width="2.344cm" svg:height="1.55cm" svg:x="3.877cm" svg:y="4.5cm">
          <text:p text:style-name="P1">Activos</text:p>
        </draw:rect>
        <draw:rect draw:style-name="gr9" draw:text-style-name="P1" draw:layer="layout" svg:width="2.254cm" svg:height="1.5cm" svg:x="14.571cm" svg:y="4.5cm">
          <text:p text:style-name="P1">BBDD</text:p>
        </draw:rect>
        <draw:rect draw:style-name="gr9" draw:text-style-name="P1" draw:layer="layout" svg:width="4.4cm" svg:height="1.5cm" svg:x="9.994cm" svg:y="4.5cm">
          <text:p text:style-name="P1">Salvaguardas</text:p>
        </draw:rect>
        <draw:frame draw:style-name="gr10" draw:layer="layout" svg:width="5.358cm" svg:height="0.963cm" svg:x="1.6cm" svg:y="1.737cm">
          <draw:text-box>
            <text:p>Ventana principal</text:p>
          </draw:text-box>
        </draw:frame>
        <draw:rect draw:style-name="gr9" draw:text-style-name="P1" draw:layer="layout" svg:width="3.2cm" svg:height="1.5cm" svg:x="1cm" svg:y="6cm">
          <text:p text:style-name="P1">Importar</text:p>
        </draw:rect>
        <draw:rect draw:style-name="gr9" draw:text-style-name="P1" draw:layer="layout" svg:width="3.1cm" svg:height="1.5cm" svg:x="1cm" svg:y="7.498cm">
          <text:p text:style-name="P1">Salir</text:p>
        </draw:rect>
        <draw:rect draw:style-name="gr9" draw:text-style-name="P1" draw:layer="layout" svg:width="3.1cm" svg:height="1.5cm" svg:x="17cm" svg:y="6.051cm">
          <text:p text:style-name="P1">Login</text:p>
        </draw:rect>
        <draw:rect draw:style-name="gr9" draw:text-style-name="P1" draw:layer="layout" svg:width="3.1cm" svg:height="1.5cm" svg:x="17cm" svg:y="7.6cm">
          <text:p text:style-name="P1">Logout</text:p>
        </draw:rect>
        <draw:rect draw:style-name="gr9" draw:text-style-name="P1" draw:layer="layout" svg:width="2.3cm" svg:height="2.7cm" svg:x="14.6cm" svg:y="6.101cm">
          <text:p text:style-name="P1">Confi</text:p>
          <text:p text:style-name="P1">gura</text:p>
          <text:p text:style-name="P1">ción</text:p>
        </draw:rect>
        <draw:rect draw:style-name="gr9" draw:text-style-name="P1" draw:layer="layout" svg:width="2.3cm" svg:height="2.2cm" svg:x="14.7cm" svg:y="8.9cm">
          <text:p text:style-name="P1">Probar</text:p>
          <text:p text:style-name="P1">conexión</text:p>
        </draw:rect>
        <draw:rect draw:style-name="gr9" draw:text-style-name="P1" draw:layer="layout" svg:width="3.1cm" svg:height="1.5cm" svg:x="7.381cm" svg:y="7.5cm">
          <text:p text:style-name="P1">Listar</text:p>
        </draw:rect>
        <draw:rect draw:style-name="gr9" draw:text-style-name="P1" draw:layer="layout" svg:width="3.1cm" svg:height="1.5cm" svg:x="7.381cm" svg:y="9.229cm">
          <text:p text:style-name="P1">Ver</text:p>
        </draw:rect>
        <draw:rect draw:style-name="gr9" draw:text-style-name="P1" draw:layer="layout" svg:width="3.1cm" svg:height="1.5cm" svg:x="7.381cm" svg:y="10.957cm">
          <text:p text:style-name="P1">Crear</text:p>
        </draw:rect>
        <draw:rect draw:style-name="gr9" draw:text-style-name="P1" draw:layer="layout" svg:width="3.1cm" svg:height="1.5cm" svg:x="7.381cm" svg:y="12.686cm">
          <text:p text:style-name="P1">Modificar</text:p>
        </draw:rect>
        <draw:rect draw:style-name="gr9" draw:text-style-name="P1" draw:layer="layout" svg:width="3.1cm" svg:height="1.5cm" svg:x="7.381cm" svg:y="14.412cm">
          <text:p text:style-name="P1">Eliminar</text:p>
        </draw:rect>
        <draw:line draw:style-name="gr11" draw:text-style-name="P1" draw:layer="layout" svg:x1="8.3cm" svg:y1="7.4cm" svg:x2="5.8cm" svg:y2="6.4cm">
          <text:p/>
        </draw:line>
        <draw:line draw:style-name="gr11" draw:text-style-name="P1" draw:layer="layout" svg:x1="9.1cm" svg:y1="7.4cm" svg:x2="8.6cm" svg:y2="6cm">
          <text:p/>
        </draw:line>
        <draw:line draw:style-name="gr11" draw:text-style-name="P1" draw:layer="layout" svg:x1="9.9cm" svg:y1="7.5cm" svg:x2="11.5cm" svg:y2="6.1cm">
          <text:p/>
        </draw:line>
        <draw:frame draw:style-name="gr12" draw:layer="layout" svg:width="4.617cm" svg:height="0.963cm" svg:x="7.7cm" svg:y="3.4cm">
          <draw:text-box>
            <text:p>Menu principal</text:p>
          </draw:text-box>
        </draw:frame>
        <draw:frame draw:style-name="gr10" draw:layer="layout" svg:width="5.358cm" svg:height="0.963cm" svg:x="1.242cm" svg:y="17cm">
          <draw:text-box>
            <text:p>Código del activo</text:p>
          </draw:text-box>
        </draw:frame>
        <draw:frame draw:style-name="gr13" draw:layer="layout" svg:width="6.835cm" svg:height="0.963cm" svg:x="6.665cm" svg:y="16.9cm">
          <draw:text-box>
            <text:p>Código de la amenaza</text:p>
          </draw:text-box>
        </draw:frame>
        <draw:frame draw:style-name="gr14" draw:layer="layout" svg:width="7.678cm" svg:height="0.963cm" svg:x="13.322cm" svg:y="17.2cm">
          <draw:text-box>
            <text:p>Código de la salvaguarda</text:p>
          </draw:text-box>
        </draw:frame>
        <draw:rect draw:style-name="gr15" draw:text-style-name="P1" draw:layer="layout" svg:width="5.8cm" svg:height="7.5cm" svg:x="7.5cm" svg:y="20.3cm">
          <text:p text:style-name="P1">JList</text:p>
        </draw:rect>
        <draw:rect draw:style-name="gr15" draw:text-style-name="P1" draw:layer="layout" svg:width="5.4cm" svg:height="7cm" svg:x="1.2cm" svg:y="20.3cm">
          <text:p text:style-name="P1">JList</text:p>
        </draw:rect>
        <draw:rect draw:style-name="gr15" draw:text-style-name="P1" draw:layer="layout" svg:width="5.3cm" svg:height="7.9cm" svg:x="14.3cm" svg:y="19.9cm">
          <text:p text:style-name="P1">JList</text:p>
        </draw:rect>
      </draw:page>
      <draw:page draw:name="page4" draw:style-name="dp1" draw:master-page-name="Predeterminado"/>
      <draw:page draw:name="page5" draw:style-name="dp1" draw:master-page-name="Predeterminado"/>
      <draw:page draw:name="page6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fredo de los Rios</meta:initial-creator>
    <meta:creation-date>2023-10-22T21:27:15.99</meta:creation-date>
    <dc:date>2023-12-08T11:32:10.08</dc:date>
    <dc:creator>Alfredo de los Rios</dc:creator>
    <meta:editing-duration>PT2H44M12S</meta:editing-duration>
    <meta:editing-cycles>6</meta:editing-cycles>
    <meta:generator>OpenOffice/4.1.14$Win32 OpenOffice.org_project/4114m1$Build-9811</meta:generator>
    <meta:document-statistic meta:object-count="43"/>
  </office:meta>
</office:document-meta>
</file>